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805cm"/>
    </style:style>
    <style:style style:name="Tabela1.B" style:family="table-column">
      <style:table-column-properties style:column-width="6.085cm"/>
    </style:style>
    <style:style style:name="Tabela1.C" style:family="table-column">
      <style:table-column-properties style:column-width="4.815cm"/>
    </style:style>
    <style:style style:name="Tabela1.D" style:family="table-column">
      <style:table-column-properties style:column-width="3.3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e6ed" officeooo:paragraph-rsid="000ee6e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ee6ed" officeooo:paragraph-rsid="000ee6e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0ee6ed" officeooo:paragraph-rsid="000ee6e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0pt" fo:font-weight="bold" officeooo:rsid="000ee6ed" officeooo:paragraph-rsid="000ee6e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LARAÇÃO DE CONTEÚDO INTERNACIONAL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313206938384">
          <table:table-cell table:style-name="Tabela1.A1" office:value-type="string">
            <text:p text:style-name="P4">NCM</text:p>
          </table:table-cell>
          <table:table-cell table:style-name="Tabela1.A1" office:value-type="string">
            <text:p text:style-name="P4">DESCRIÇÃO</text:p>
          </table:table-cell>
          <table:table-cell table:style-name="Tabela1.A1" office:value-type="string">
            <text:p text:style-name="P4">QUANTIDADE</text:p>
          </table:table-cell>
          <table:table-cell table:style-name="Tabela1.D1" office:value-type="string">
            <text:p text:style-name="P4">PREÇO</text:p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leLine23132069383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5">TOTAL:</text:p>
          </table:table-cell>
          <table:table-cell table:style-name="Tabela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4T14:32:06.217000000</meta:creation-date>
    <dc:date>2026-02-24T14:39:51.166000000</dc:date>
    <meta:editing-duration>PT7M46S</meta:editing-duration>
    <meta:editing-cycles>1</meta:editing-cycles>
    <meta:document-statistic meta:table-count="1" meta:image-count="0" meta:object-count="0" meta:page-count="1" meta:paragraph-count="6" meta:word-count="9" meta:character-count="69" meta:non-whitespace-character-count="66"/>
    <meta:generator>LibreOffice/7.2.2.2$Windows_X86_64 LibreOffice_project/02b2acce88a210515b4a5bb2e46cbfb63fe97d56</meta:generator>
  </office:meta>
</office:document-meta>
</file>